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language="en" fo:country="US"/>
    </style:style>
    <style:style style:name="T2" style:family="text">
      <style:text-properties fo:language="en" fo:country="US" fo:font-style="normal" style:font-style-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Game theory and naturalized justice</text:p>
      <text:p text:style-name="Standard"/>
      <text:p text:style-name="Standard">Shortly after the publication of von Neumann and Morgenstern seminal work, in 1955 Richard <text:span text:style-name="T1">Braithwaite argued that </text:span><text:span text:style-name="Emphasis"><text:span text:style-name="T2">many issues that moral philosophy struggles with have essentially the same structure as the so-called bargaining problem and therefore game theory should be treated as an important tool for moral philosophers. Since then, one of the most ambitious attempts to do just that has been Ken Binmore's naturalistic theory of justice. Binmore describes fairness as a coordination device for the "game of life", i.e. our daily interactions, which allows humans to rapidly choose and maintain cooperative equilibrium. Sense of fairness is claimed to be biologically hardwired into human nature, and it is best captured by a certain interpretation of John Rawls's idea of original position. In the presentation I will describe and critically examine Binmore's theory, its philosophical assumptions and the problems it faces. I argue that most of them are caused by mixing two approaches – normative and purely descriptive and that choosing one of them is required for the theory to retain coherence. Nevertheless, the theory underlines strengths of game theory and its usefulness for moral and political philosophy. </text:span></text:span></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omyślna_20_czcionka_20_akapitu" style:display-name="Domyślna czcionka akapitu" style:family="text"/>
    <style:style style:name="Footnote_20_Symbol" style:display-name="Footnote Symbol" style:family="text" style:parent-style-name="Domyślna_20_czcionka_20_akapitu">
      <style:text-properties style:text-position="super 58%"/>
    </style:style>
    <style:style style:name="Emphasis" style:family="text" style:parent-style-name="Domyślna_20_czcionka_20_akapitu">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38M34S</meta:editing-duration>
    <meta:editing-cycles>6</meta:editing-cycles>
    <meta:generator>OpenOffice/4.1.2$Win32 OpenOffice.org_project/412m3$Build-9782</meta:generator>
    <dc:date>2019-05-15T01:00:22.51</dc:date>
    <meta:document-statistic meta:table-count="0" meta:image-count="0" meta:object-count="0" meta:page-count="1" meta:paragraph-count="2" meta:word-count="193" meta:character-count="1256"/>
    <meta:user-defined meta:name="Info 1"/>
    <meta:user-defined meta:name="Info 2"/>
    <meta:user-defined meta:name="Info 3"/>
    <meta:user-defined meta:name="Info 4"/>
  </office:meta>
</office:document-meta>
</file>